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2.756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096cm" fo:min-width="13.0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1.647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097cm" fo:min-width="13.0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2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3cm" svg:height="1.987cm" svg:x="0.1cm" svg:y="8.645cm">
          <draw:text-box>
            <text:p><text:span text:style-name="T1">countdown</text:span></text:p>
          </draw:text-box>
        </draw:frame>
        <draw:g>
          <draw:custom-shape draw:style-name="gr2" draw:text-style-name="P2" draw:layer="layout" svg:width="13.62cm" svg:height="1.446cm" svg:x="4.28cm" svg:y="0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373cm" svg:height="1.915cm" svg:x="1.978cm" svg:y="0.806cm">
            <draw:text-box>
              <text:p><text:span text:style-name="T1">Main</text:span></text:p>
            </draw:text-box>
          </draw:frame>
          <draw:frame draw:style-name="gr1" draw:text-style-name="P1" draw:layer="layout" svg:width="4.3cm" svg:height="1.987cm" svg:x="0cm" svg:y="2.653cm">
            <draw:text-box>
              <text:p><text:span text:style-name="T1">countdown</text:span></text:p>
            </draw:text-box>
          </draw:frame>
          <draw:frame draw:style-name="gr1" draw:text-style-name="P1" draw:layer="layout" svg:width="4.3cm" svg:height="1.987cm" svg:x="0cm" svg:y="4.583cm">
            <draw:text-box>
              <text:p><text:span text:style-name="T1">countdown</text:span></text:p>
            </draw:text-box>
          </draw:frame>
          <draw:frame draw:style-name="gr1" draw:text-style-name="P1" draw:layer="layout" svg:width="4.3cm" svg:height="1.987cm" svg:x="0cm" svg:y="6.512cm">
            <draw:text-box>
              <text:p><text:span text:style-name="T1">countdown</text:span></text:p>
            </draw:text-box>
          </draw:frame>
          <draw:custom-shape draw:style-name="gr2" draw:text-style-name="P2" draw:layer="layout" svg:width="13.62cm" svg:height="1.446cm" svg:x="4.28cm" svg:y="2.5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3.62cm" svg:height="1.447cm" svg:x="4.28cm" svg:y="4.4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3.62cm" svg:height="1.446cm" svg:x="4.28cm" svg:y="6.3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3.62cm" svg:height="1.446cm" svg:x="4.28cm" svg:y="8.31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0.844cm" svg:height="0.962cm" svg:x="6.329cm" svg:y="2.721cm">
            <draw:text-box draw:corner-radius="5.4cm">
              <text:p>n</text:p>
            </draw:text-box>
          </draw:frame>
          <draw:line draw:style-name="gr6" draw:text-style-name="P4" draw:layer="layout" svg:x1="7.813cm" svg:y1="3.203cm" svg:x2="10.879cm" svg:y2="3.203cm">
            <text:p/>
          </draw:line>
          <draw:frame draw:style-name="gr5" draw:text-style-name="P3" draw:layer="layout" svg:width="0.844cm" svg:height="0.962cm" svg:x="6.33cm" svg:y="4.746cm">
            <draw:text-box draw:corner-radius="5.4cm">
              <text:p>n</text:p>
            </draw:text-box>
          </draw:frame>
          <draw:frame draw:style-name="gr7" draw:text-style-name="P3" draw:layer="layout" svg:width="0.844cm" svg:height="0.962cm" svg:x="6.331cm" svg:y="6.577cm">
            <draw:text-box draw:corner-radius="5.4cm">
              <text:p>n</text:p>
            </draw:text-box>
          </draw:frame>
          <draw:frame draw:style-name="gr5" draw:text-style-name="P3" draw:layer="layout" svg:width="0.844cm" svg:height="0.962cm" svg:x="6.332cm" svg:y="8.506cm">
            <draw:text-box draw:corner-radius="5.4cm">
              <text:p>n</text:p>
            </draw:text-box>
          </draw:frame>
          <draw:line draw:style-name="gr6" draw:text-style-name="P4" draw:layer="layout" svg:x1="7.813cm" svg:y1="5.228cm" svg:x2="10.879cm" svg:y2="5.228cm">
            <text:p/>
          </draw:line>
          <draw:line draw:style-name="gr6" draw:text-style-name="P4" draw:layer="layout" svg:x1="7.813cm" svg:y1="7.06cm" svg:x2="10.879cm" svg:y2="7.06cm">
            <text:p/>
          </draw:line>
          <draw:line draw:style-name="gr6" draw:text-style-name="P4" draw:layer="layout" svg:x1="7.813cm" svg:y1="8.988cm" svg:x2="10.879cm" svg:y2="8.988cm">
            <text:p/>
          </draw:line>
          <draw:frame draw:style-name="gr5" draw:text-style-name="P3" draw:layer="layout" svg:width="0.843cm" svg:height="0.962cm" svg:x="11.473cm" svg:y="2.721cm">
            <draw:text-box draw:corner-radius="5.4cm">
              <text:p>3</text:p>
            </draw:text-box>
          </draw:frame>
          <draw:frame draw:style-name="gr7" draw:text-style-name="P3" draw:layer="layout" svg:width="0.843cm" svg:height="0.962cm" svg:x="11.474cm" svg:y="4.649cm">
            <draw:text-box draw:corner-radius="5.4cm">
              <text:p>2</text:p>
            </draw:text-box>
          </draw:frame>
          <draw:frame draw:style-name="gr7" draw:text-style-name="P3" draw:layer="layout" svg:width="0.843cm" svg:height="0.962cm" svg:x="11.475cm" svg:y="6.577cm">
            <draw:text-box draw:corner-radius="5.4cm">
              <text:p>1</text:p>
            </draw:text-box>
          </draw:frame>
          <draw:frame draw:style-name="gr5" draw:text-style-name="P3" draw:layer="layout" svg:width="0.843cm" svg:height="0.962cm" svg:x="11.476cm" svg:y="8.506cm">
            <draw:text-box draw:corner-radius="5.4cm">
              <text:p>0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2cm" fo:margin-left="0cm" fo:margin-right="0.2cm" fo:page-width="18.4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3:20:08.245846955</meta:creation-date>
    <dc:date>2020-11-10T11:50:07.465485888</dc:date>
    <meta:editing-duration>PT19M40S</meta:editing-duration>
    <meta:editing-cycles>6</meta:editing-cycles>
    <meta:generator>LibreOffice/6.4.6.2$Linux_X86_64 LibreOffice_project/40$Build-2</meta:generator>
    <meta:document-statistic meta:object-count="23"/>
  </office:meta>
</office:document-meta>
</file>